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" style:family="graphic" style:parent-style-name="objectwithoutfill">
      <style:graphic-properties svg:stroke-color="#00cc00" draw:fill="solid" draw:fill-color="#00cc00" draw:textarea-vertical-align="middle" draw:shadow="hidden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objectwithoutfill">
      <style:graphic-properties svg:stroke-color="#ff3333" draw:fill="solid" draw:fill-color="#00cc00" draw:textarea-vertical-align="middle" draw:shadow="hidden"/>
    </style:style>
    <style:style style:name="gr6" style:family="graphic" style:parent-style-name="standard">
      <style:graphic-properties svg:stroke-color="#000000" draw:fill="none" draw:textarea-vertical-align="middle" draw:auto-grow-height="false" fo:min-height="10.862cm" fo:min-width="0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objectwithoutfill">
      <style:graphic-properties svg:stroke-color="#0000ff" draw:fill="solid" draw:fill-color="#00cc00" draw:textarea-vertical-align="middle" draw:shadow="hidden"/>
    </style:style>
    <style:style style:name="gr9" style:family="graphic" style:parent-style-name="objectwithoutfill">
      <style:graphic-properties svg:stroke-color="#00cc00" draw:fill="solid" draw:fill-color="#000000" draw:textarea-vertical-align="middle" draw:shadow="hidden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22pt" style:font-size-asian="22pt" style:font-size-complex="22pt"/>
    </style:style>
    <style:style style:name="P3" style:family="paragraph">
      <style:text-properties fo:color="#00cc00" style:font-name="Times New Roman" fo:font-size="22pt" style:font-size-asian="22pt" style:font-size-complex="22pt"/>
    </style:style>
    <style:style style:name="P4" style:family="paragraph">
      <style:text-properties fo:color="#0000ff" style:font-name="Times New Roman" fo:font-size="22pt" style:font-size-asian="22pt" style:font-size-complex="22pt"/>
    </style:style>
    <style:style style:name="P5" style:family="paragraph">
      <style:text-properties fo:color="#ff3333" style:font-name="Times New Roman" fo:font-size="22pt" style:font-size-asian="22pt" style:font-size-complex="22pt"/>
    </style:style>
    <style:style style:name="P6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7" style:family="paragraph">
      <style:paragraph-properties fo:text-align="center"/>
      <style:text-properties fo:color="#0000ff" style:font-name="Times New Roman" fo:font-size="22pt" style:font-size-asian="22pt" style:font-size-complex="22pt"/>
    </style:style>
    <style:style style:name="P8" style:family="paragraph">
      <style:paragraph-properties fo:text-align="center"/>
      <style:text-properties fo:color="#ff3333" style:font-name="Times New Roman" fo:font-size="22pt" style:font-size-asian="22pt" style:font-size-complex="22pt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19.25cm" svg:x2="24.708cm" svg:y2="19.25cm">
          <text:p/>
        </draw:line>
        <draw:frame draw:style-name="gr2" draw:text-style-name="P2" draw:layer="layout" svg:width="1.1cm" svg:height="1.115cm" svg:x="23.767cm" svg:y="19.35cm">
          <draw:text-box>
            <text:p><text:span text:style-name="T1">t</text:span></text:p>
          </draw:text-box>
        </draw:frame>
        <draw:line draw:style-name="gr3" draw:text-style-name="P1" draw:layer="layout" svg:x1="0.408cm" svg:y1="18cm" svg:x2="0.408cm" svg:y2="16cm">
          <text:p/>
        </draw:line>
        <draw:line draw:style-name="gr3" draw:text-style-name="P1" draw:layer="layout" svg:x1="0.408cm" svg:y1="16cm" svg:x2="4.408cm" svg:y2="16cm">
          <text:p/>
        </draw:line>
        <draw:frame draw:style-name="gr2" draw:text-style-name="P3" draw:layer="layout" svg:width="1.515cm" svg:height="1.115cm" svg:x="0.05cm" svg:y="14.5cm">
          <draw:text-box>
            <text:p><text:span text:style-name="T2">Cd</text:span></text:p>
          </draw:text-box>
        </draw:frame>
        <draw:line draw:style-name="gr4" draw:text-style-name="P1" draw:layer="layout" svg:x1="0.408cm" svg:y1="12.5cm" svg:x2="6.408cm" svg:y2="12.5cm">
          <text:p/>
        </draw:line>
        <draw:frame draw:style-name="gr2" draw:text-style-name="P4" draw:layer="layout" svg:width="1.515cm" svg:height="1.115cm" svg:x="0.05cm" svg:y="9cm">
          <draw:text-box>
            <text:p><text:span text:style-name="T3">Te</text:span></text:p>
          </draw:text-box>
        </draw:frame>
        <draw:line draw:style-name="gr5" draw:text-style-name="P1" draw:layer="layout" svg:x1="0.408cm" svg:y1="7cm" svg:x2="0.408cm" svg:y2="5cm">
          <text:p/>
        </draw:line>
        <draw:frame draw:style-name="gr2" draw:text-style-name="P5" draw:layer="layout" svg:width="1.515cm" svg:height="1.115cm" svg:x="0.051cm" svg:y="3.5cm">
          <draw:text-box>
            <text:p><text:span text:style-name="T4">Cr</text:span></text:p>
          </draw:text-box>
        </draw:frame>
        <draw:custom-shape draw:style-name="gr6" draw:text-style-name="P1" draw:layer="layout" svg:width="1.2cm" svg:height="23.872cm" draw:transform="rotate (-1.5707963267949) translate (24.28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6" draw:layer="layout" svg:width="7.982cm" svg:height="1.115cm" svg:x="8.408cm" svg:y="0.582cm">
          <draw:text-box>
            <text:p text:style-name="P1"><text:span text:style-name="T1">X8 (4 ML) / x4 (2 ML)</text:span></text:p>
          </draw:text-box>
        </draw:frame>
        <draw:line draw:style-name="gr7" draw:text-style-name="P1" draw:layer="layout" svg:x1="0.407cm" svg:y1="5cm" svg:x2="1.931cm" svg:y2="5cm">
          <text:p/>
        </draw:line>
        <draw:line draw:style-name="gr5" draw:text-style-name="P1" draw:layer="layout" svg:x1="1.927cm" svg:y1="6.99cm" svg:x2="1.927cm" svg:y2="4.99cm">
          <text:p/>
        </draw:line>
        <draw:line draw:style-name="gr7" draw:text-style-name="P1" draw:layer="layout" svg:x1="1.927cm" svg:y1="7cm" svg:x2="12.408cm" svg:y2="7cm">
          <text:p/>
        </draw:line>
        <draw:line draw:style-name="gr4" draw:text-style-name="P1" draw:layer="layout" svg:x1="6.408cm" svg:y1="12.5cm" svg:x2="6.408cm" svg:y2="10.5cm">
          <text:p/>
        </draw:line>
        <draw:line draw:style-name="gr8" draw:text-style-name="P1" draw:layer="layout" svg:x1="6.408cm" svg:y1="10.5cm" svg:x2="10.408cm" svg:y2="10.5cm">
          <text:p/>
        </draw:line>
        <draw:line draw:style-name="gr4" draw:text-style-name="P1" draw:layer="layout" svg:x1="10.408cm" svg:y1="12.5cm" svg:x2="10.408cm" svg:y2="10.5cm">
          <text:p/>
        </draw:line>
        <draw:line draw:style-name="gr4" draw:text-style-name="P1" draw:layer="layout" svg:x1="10.408cm" svg:y1="12.5cm" svg:x2="12.408cm" svg:y2="12.5cm">
          <text:p/>
        </draw:line>
        <draw:line draw:style-name="gr3" draw:text-style-name="P1" draw:layer="layout" svg:x1="4.408cm" svg:y1="18cm" svg:x2="4.408cm" svg:y2="16cm">
          <text:p/>
        </draw:line>
        <draw:line draw:style-name="gr3" draw:text-style-name="P1" draw:layer="layout" svg:x1="4.408cm" svg:y1="18cm" svg:x2="12.408cm" svg:y2="18cm">
          <text:p/>
        </draw:line>
        <draw:line draw:style-name="gr9" draw:text-style-name="P1" draw:layer="layout" svg:x1="12.408cm" svg:y1="16cm" svg:x2="16.408cm" svg:y2="16cm">
          <text:p/>
        </draw:line>
        <draw:line draw:style-name="gr3" draw:text-style-name="P1" draw:layer="layout" svg:x1="16.408cm" svg:y1="16cm" svg:x2="16.408cm" svg:y2="18cm">
          <text:p/>
        </draw:line>
        <draw:line draw:style-name="gr3" draw:text-style-name="P1" draw:layer="layout" svg:x1="16.408cm" svg:y1="18cm" svg:x2="24.408cm" svg:y2="18cm">
          <text:p/>
        </draw:line>
        <draw:line draw:style-name="gr4" draw:text-style-name="P1" draw:layer="layout" svg:x1="18.408cm" svg:y1="12.5cm" svg:x2="18.408cm" svg:y2="10.5cm">
          <text:p/>
        </draw:line>
        <draw:line draw:style-name="gr4" draw:text-style-name="P1" draw:layer="layout" svg:x1="12.408cm" svg:y1="12.5cm" svg:x2="18.408cm" svg:y2="12.5cm">
          <text:p/>
        </draw:line>
        <draw:line draw:style-name="gr8" draw:text-style-name="P1" draw:layer="layout" svg:x1="18.408cm" svg:y1="10.5cm" svg:x2="22.408cm" svg:y2="10.5cm">
          <text:p/>
        </draw:line>
        <draw:line draw:style-name="gr4" draw:text-style-name="P1" draw:layer="layout" svg:x1="22.408cm" svg:y1="12.5cm" svg:x2="22.408cm" svg:y2="10.5cm">
          <text:p/>
        </draw:line>
        <draw:line draw:style-name="gr7" draw:text-style-name="P1" draw:layer="layout" svg:x1="12.408cm" svg:y1="7cm" svg:x2="24.408cm" svg:y2="7cm">
          <text:p/>
        </draw:line>
        <draw:line draw:style-name="gr3" draw:text-style-name="P1" draw:layer="layout" svg:x1="12.408cm" svg:y1="16cm" svg:x2="12.408cm" svg:y2="18cm">
          <text:p/>
        </draw:line>
        <draw:line draw:style-name="gr4" draw:text-style-name="P1" draw:layer="layout" svg:x1="22.407cm" svg:y1="12.5cm" svg:x2="24.407cm" svg:y2="12.5cm">
          <text:p/>
        </draw:line>
        <draw:frame draw:style-name="gr2" draw:text-style-name="P3" draw:layer="layout" svg:width="1.515cm" svg:height="1.115cm" svg:x="1.647cm" svg:y="16.444cm">
          <draw:text-box>
            <text:p><text:span text:style-name="T2">8s</text:span></text:p>
          </draw:text-box>
        </draw:frame>
        <draw:frame draw:style-name="gr2" draw:text-style-name="P3" draw:layer="layout" svg:width="1.515cm" svg:height="1.115cm" svg:x="13.647cm" svg:y="16.444cm">
          <draw:text-box>
            <text:p><text:span text:style-name="T2">8s</text:span></text:p>
          </draw:text-box>
        </draw:frame>
        <draw:frame draw:style-name="gr2" draw:text-style-name="P3" draw:layer="layout" svg:width="1.657cm" svg:height="1.115cm" svg:x="7.577cm" svg:y="16.444cm">
          <draw:text-box>
            <text:p><text:span text:style-name="T2">16s</text:span></text:p>
          </draw:text-box>
        </draw:frame>
        <draw:frame draw:style-name="gr2" draw:text-style-name="P3" draw:layer="layout" svg:width="1.657cm" svg:height="1.115cm" svg:x="19.577cm" svg:y="16.444cm">
          <draw:text-box>
            <text:p><text:span text:style-name="T2">16s</text:span></text:p>
          </draw:text-box>
        </draw:frame>
        <draw:frame draw:style-name="gr2" draw:text-style-name="P4" draw:layer="layout" svg:width="1.657cm" svg:height="1.115cm" svg:x="2.577cm" svg:y="10.944cm">
          <draw:text-box>
            <text:p><text:span text:style-name="T3">12s</text:span></text:p>
          </draw:text-box>
        </draw:frame>
        <draw:frame draw:style-name="gr2" draw:text-style-name="P4" draw:layer="layout" svg:width="1.657cm" svg:height="1.115cm" svg:x="13.377cm" svg:y="10.944cm">
          <draw:text-box>
            <text:p><text:span text:style-name="T3">16s</text:span></text:p>
          </draw:text-box>
        </draw:frame>
        <draw:frame draw:style-name="gr2" draw:text-style-name="P7" draw:layer="layout" svg:width="1.657cm" svg:height="1.115cm" svg:x="7.577cm" svg:y="10.944cm">
          <draw:text-box>
            <text:p text:style-name="P1"><text:span text:style-name="T3">8s</text:span></text:p>
          </draw:text-box>
        </draw:frame>
        <draw:frame draw:style-name="gr2" draw:text-style-name="P7" draw:layer="layout" svg:width="1.657cm" svg:height="1.115cm" svg:x="19.577cm" svg:y="10.944cm">
          <draw:text-box>
            <text:p text:style-name="P1"><text:span text:style-name="T3">8s</text:span></text:p>
          </draw:text-box>
        </draw:frame>
        <draw:frame draw:style-name="gr2" draw:text-style-name="P7" draw:layer="layout" svg:width="1.657cm" svg:height="1.115cm" svg:x="22.577cm" svg:y="10.944cm">
          <draw:text-box>
            <text:p text:style-name="P1"><text:span text:style-name="T3">4s</text:span></text:p>
          </draw:text-box>
        </draw:frame>
        <draw:frame draw:style-name="gr2" draw:text-style-name="P5" draw:layer="layout" svg:width="1.657cm" svg:height="1.115cm" svg:x="12.377cm" svg:y="5.444cm">
          <draw:text-box>
            <text:p><text:span text:style-name="T4">45s</text:span></text:p>
          </draw:text-box>
        </draw:frame>
        <draw:frame draw:style-name="gr2" draw:text-style-name="P8" draw:layer="layout" svg:width="1.657cm" svg:height="1.115cm" svg:x="0.329cm" svg:y="5.443cm">
          <draw:text-box>
            <text:p text:style-name="P1"><text:span text:style-name="T4">3s</text:span></text:p>
          </draw:text-box>
        </draw:frame>
        <draw:line draw:style-name="gr10" draw:text-style-name="P1" draw:layer="layout" svg:x1="0.402cm" svg:y1="19cm" svg:x2="0.402cm" svg:y2="19.5cm">
          <text:p/>
        </draw:line>
        <draw:frame draw:style-name="gr11" draw:text-style-name="P6" draw:layer="layout" svg:width="0.805cm" svg:height="1.115cm" svg:x="0cm" svg:y="19.35cm">
          <draw:text-box>
            <text:p text:style-name="P1"><text:span text:style-name="T1">0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79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39cm" svg:height="7.575cm" svg:x="1.03cm" svg:y="2.485cm"/>
      <draw:page-thumbnail draw:layer="backgroundobjects" svg:width="8.939cm" svg:height="7.575cm" svg:x="1.03cm" svg:y="11.061cm"/>
      <draw:page-thumbnail draw:layer="backgroundobjects" svg:width="8.939cm" svg:height="7.575cm" svg:x="1.03cm" svg:y="19.637cm"/>
      <draw:page-thumbnail draw:layer="backgroundobjects" svg:width="8.939cm" svg:height="7.575cm" svg:x="11.03cm" svg:y="2.485cm"/>
      <draw:page-thumbnail draw:layer="backgroundobjects" svg:width="8.939cm" svg:height="7.575cm" svg:x="11.03cm" svg:y="11.061cm"/>
      <draw:page-thumbnail draw:layer="backgroundobjects" svg:width="8.939cm" svg:height="7.575cm" svg:x="11.03cm" svg:y="19.637cm"/>
    </style:handout-master>
    <style:master-page style:name="Standard" style:page-layout-name="PM1" draw:style-name="Mdp1">
      <draw:frame presentation:style-name="Standard-title" draw:layer="backgroundobjects" svg:width="22.311cm" svg:height="3.507cm" svg:x="1.237cm" svg:y="0.837cm" presentation:class="title" presentation:placeholder="true">
        <draw:text-box/>
      </draw:frame>
      <draw:frame presentation:style-name="Standard-outline1" draw:layer="backgroundobjects" svg:width="22.311cm" svg:height="12.182cm" svg:x="1.237cm" svg:y="4.915cm" presentation:class="outline" presentation:placeholder="true">
        <draw:text-box/>
      </draw:frame>
      <draw:frame presentation:style-name="Mpr1" draw:text-style-name="MP1" draw:layer="backgroundobjects" svg:width="5.775cm" svg:height="1.448cm" svg:x="1.237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858cm" svg:height="1.448cm" svg:x="8.473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775cm" svg:height="1.448cm" svg:x="17.77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7-08-25T21:16:55.023555102</dc:date>
    <meta:editing-duration>PT4H17M43S</meta:editing-duration>
    <meta:editing-cycles>8</meta:editing-cycles>
    <meta:generator>LibreOffice/4.2.8.2$Linux_X86_64 LibreOffice_project/420m0$Build-2</meta:generator>
    <meta:document-statistic meta:object-count="66"/>
  </office:meta>
</office:document-meta>
</file>